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60375cm" style:use-optimal-column-width="true"/>
    </style:style>
    <style:style style:name="co2" style:family="table-column">
      <style:table-column-properties fo:break-before="auto" style:column-width="4.62138888888889cm" style:use-optimal-column-width="true"/>
    </style:style>
    <style:style style:name="co3" style:family="table-column">
      <style:table-column-properties fo:break-before="auto" style:column-width="3.43958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Metric Category</text:p>
          </table:table-cell>
          <table:table-cell office:value-type="string" table:style-name="ce1">
            <text:p>Metric Name</text:p>
          </table:table-cell>
          <table:table-cell office:value-type="date" office:date-value="2013-12-31T00:00:00" table:style-name="ce2">
            <text:p>2013-12-31 00:00:00</text:p>
          </table:table-cell>
          <table:table-cell office:value-type="date" office:date-value="2014-12-31T00:00:00" table:style-name="ce2">
            <text:p>2014-12-31 00:00:00</text:p>
          </table:table-cell>
          <table:table-cell office:value-type="date" office:date-value="2015-12-31T00:00:00" table:style-name="ce2">
            <text:p>2015-12-31 00:00:00</text:p>
          </table:table-cell>
          <table:table-cell office:value-type="date" office:date-value="2016-12-31T00:00:00" table:style-name="ce2">
            <text:p>2016-12-31 00:00:00</text:p>
          </table:table-cell>
          <table:table-cell office:value-type="date" office:date-value="2017-12-31T00:00:00" table:style-name="ce2">
            <text:p>2017-12-31 00:00:00</text:p>
          </table:table-cell>
          <table:table-cell office:value-type="date" office:date-value="2018-12-31T00:00:00" table:style-name="ce2">
            <text:p>2018-12-31 00:00:00</text:p>
          </table:table-cell>
          <table:table-cell office:value-type="date" office:date-value="2019-12-31T00:00:00" table:style-name="ce2">
            <text:p>2019-12-31 00:00:00</text:p>
          </table:table-cell>
          <table:table-cell office:value-type="date" office:date-value="2020-12-31T00:00:00" table:style-name="ce2">
            <text:p>2020-12-31 00:00:00</text:p>
          </table:table-cell>
          <table:table-cell office:value-type="date" office:date-value="2021-12-31T00:00:00" table:style-name="ce2">
            <text:p>2021-12-31 00:00:00</text:p>
          </table:table-cell>
          <table:table-cell office:value-type="date" office:date-value="2022-12-31T00:00:00" table:style-name="ce2">
            <text:p>2022-12-31 00:00:00</text:p>
          </table:table-cell>
          <table:table-cell office:value-type="date" office:date-value="2023-12-31T00:00:00" table:style-name="ce2">
            <text:p>2023-12-31 00:00: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verage_coverage_metrics</text:p>
          </table:table-cell>
          <table:table-cell office:value-type="string" table:style-name="ce1">
            <text:p>debt_to_equity</text:p>
          </table:table-cell>
          <table:table-cell office:value-type="float" office:value="21.127199999999998" table:style-name="ce1">
            <text:p>21.1272</text:p>
          </table:table-cell>
          <table:table-cell office:value-type="float" office:value="21.153199999999998" table:style-name="ce1">
            <text:p>21.1532</text:p>
          </table:table-cell>
          <table:table-cell office:value-type="float" office:value="25.383099999999999" table:style-name="ce1">
            <text:p>25.3831</text:p>
          </table:table-cell>
          <table:table-cell office:value-type="float" office:value="54.488700000000001" table:style-name="ce1">
            <text:p>54.4887</text:p>
          </table:table-cell>
          <table:table-cell office:value-type="float" office:value="106.8809" table:style-name="ce1">
            <text:p>106.8809</text:p>
          </table:table-cell>
          <table:table-cell office:value-type="float" office:value="99.111400000000003" table:style-name="ce1">
            <text:p>99.1114</text:p>
          </table:table-cell>
          <table:table-cell office:value-type="float" office:value="77.457700000000003" table:style-name="ce1">
            <text:p>77.4577</text:p>
          </table:table-cell>
          <table:table-cell office:value-type="float" office:value="26.457100000000001" table:style-name="ce1">
            <text:p>26.4571</text:p>
          </table:table-cell>
          <table:table-cell office:value-type="float" office:value="25.298400000000001" table:style-name="ce1">
            <text:p>25.2984</text:p>
          </table:table-cell>
          <table:table-cell office:value-type="float" office:value="25.325299999999999" table:style-name="ce1">
            <text:p>25.3253</text:p>
          </table:table-cell>
          <table:table-cell office:value-type="float" office:value="79.465999999999994" table:style-name="ce1">
            <text:p>79.46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debt_to_ebitda</text:p>
          </table:table-cell>
          <table:table-cell office:value-type="float" office:value="0.27060000000000001" table:style-name="ce1">
            <text:p>0.2706</text:p>
          </table:table-cell>
          <table:table-cell office:value-type="float" office:value="0.4244" table:style-name="ce1">
            <text:p>0.4244</text:p>
          </table:table-cell>
          <table:table-cell office:value-type="float" office:value="0.60019999999999996" table:style-name="ce1">
            <text:p>0.6002</text:p>
          </table:table-cell>
          <table:table-cell office:value-type="float" office:value="0.85209999999999997" table:style-name="ce1">
            <text:p>0.8521</text:p>
          </table:table-cell>
          <table:table-cell office:value-type="float" office:value="2.7888999999999999" table:style-name="ce1">
            <text:p>2.7889</text:p>
          </table:table-cell>
          <table:table-cell office:value-type="float" office:value="2.7715000000000001" table:style-name="ce1">
            <text:p>2.7715</text:p>
          </table:table-cell>
          <table:table-cell office:value-type="float" office:value="1.4652000000000001" table:style-name="ce1">
            <text:p>1.4652</text:p>
          </table:table-cell>
          <table:table-cell office:value-type="float" office:value="0.36609999999999998" table:style-name="ce1">
            <text:p>0.3661</text:p>
          </table:table-cell>
          <table:table-cell office:value-type="float" office:value="0.29070000000000001" table:style-name="ce1">
            <text:p>0.2907</text:p>
          </table:table-cell>
          <table:table-cell office:value-type="float" office:value="0.52939999999999998" table:style-name="ce1">
            <text:p>0.5294</text:p>
          </table:table-cell>
          <table:table-cell office:value-type="float" office:value="1.722" table:style-name="ce1">
            <text:p>1.72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ebitda_to_interest_expense</text:p>
          </table:table-cell>
          <table:table-cell office:value-type="float" office:value="23.0366" table:style-name="ce1">
            <text:p>23.0366</text:p>
          </table:table-cell>
          <table:table-cell office:value-type="float" office:value="32.333799999999997" table:style-name="ce1">
            <text:p>32.3338</text:p>
          </table:table-cell>
          <table:table-cell office:value-type="float" office:value="18.095400000000001" table:style-name="ce1">
            <text:p>18.0954</text:p>
          </table:table-cell>
          <table:table-cell office:value-type="float" office:value="18.5122" table:style-name="ce1">
            <text:p>18.5122</text:p>
          </table:table-cell>
          <table:table-cell office:value-type="float" office:value="3.9241000000000001" table:style-name="ce1">
            <text:p>3.9241</text:p>
          </table:table-cell>
          <table:table-cell office:value-type="float" office:value="4.1887999999999996" table:style-name="ce1">
            <text:p>4.1888</text:p>
          </table:table-cell>
          <table:table-cell office:value-type="float" office:value="8.8828999999999994" table:style-name="ce1">
            <text:p>8.8829</text:p>
          </table:table-cell>
          <table:table-cell office:value-type="float" office:value="29.763300000000001" table:style-name="ce1">
            <text:p>29.7633</text:p>
          </table:table-cell>
          <table:table-cell office:value-type="float" office:value="62.542400000000001" table:style-name="ce1">
            <text:p>62.5424</text:p>
          </table:table-cell>
          <table:table-cell office:value-type="float" office:value="33.668199999999999" table:style-name="ce1">
            <text:p>33.6682</text:p>
          </table:table-cell>
          <table:table-cell office:value-type="float" office:value="15.3546" table:style-name="ce1">
            <text:p>15.35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fficiency_metrics</text:p>
          </table:table-cell>
          <table:table-cell office:value-type="string" table:style-name="ce1">
            <text:p>asset_turnover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0.90910000000000002" table:style-name="ce1">
            <text:p>0.9091</text:p>
          </table:table-cell>
          <table:table-cell office:value-type="float" office:value="0.80859999999999999" table:style-name="ce1">
            <text:p>0.8086</text:p>
          </table:table-cell>
          <table:table-cell office:value-type="float" office:value="0.89280000000000004" table:style-name="ce1">
            <text:p>0.8928</text:p>
          </table:table-cell>
          <table:table-cell office:value-type="float" office:value="0.77949999999999997" table:style-name="ce1">
            <text:p>0.7795</text:p>
          </table:table-cell>
          <table:table-cell office:value-type="float" office:value="0.62929999999999997" table:style-name="ce1">
            <text:p>0.6293</text:p>
          </table:table-cell>
          <table:table-cell office:value-type="float" office:value="0.78420000000000001" table:style-name="ce1">
            <text:p>0.7842</text:p>
          </table:table-cell>
          <table:table-cell office:value-type="float" office:value="1.0833999999999999" table:style-name="ce1">
            <text:p>1.0834</text:p>
          </table:table-cell>
          <table:table-cell office:value-type="float" office:value="1.1996" table:style-name="ce1">
            <text:p>1.1996</text:p>
          </table:table-cell>
          <table:table-cell office:value-type="float" office:value="0.86529999999999996" table:style-name="ce1">
            <text:p>0.8653</text:p>
          </table:table-cell>
          <table:table-cell office:value-type="float" office:value="0.73450000000000004" table:style-name="ce1">
            <text:p>0.73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ofitability_metrics</text:p>
          </table:table-cell>
          <table:table-cell office:value-type="string" table:style-name="ce1">
            <text:p>ebitda_margin</text:p>
          </table:table-cell>
          <table:table-cell office:value-type="float" office:value="22.0059" table:style-name="ce1">
            <text:p>22.0059</text:p>
          </table:table-cell>
          <table:table-cell office:value-type="float" office:value="19.349399999999999" table:style-name="ce1">
            <text:p>19.3494</text:p>
          </table:table-cell>
          <table:table-cell office:value-type="float" office:value="11.886900000000001" table:style-name="ce1">
            <text:p>11.8869</text:p>
          </table:table-cell>
          <table:table-cell office:value-type="float" office:value="20.773199999999999" table:style-name="ce1">
            <text:p>20.7732</text:p>
          </table:table-cell>
          <table:table-cell office:value-type="float" office:value="7.6174999999999997" table:style-name="ce1">
            <text:p>7.6175</text:p>
          </table:table-cell>
          <table:table-cell office:value-type="float" office:value="4.3982999999999999" table:style-name="ce1">
            <text:p>4.3983</text:p>
          </table:table-cell>
          <table:table-cell office:value-type="float" office:value="12.680899999999999" table:style-name="ce1">
            <text:p>12.6809</text:p>
          </table:table-cell>
          <table:table-cell office:value-type="float" office:value="34.155299999999997" table:style-name="ce1">
            <text:p>34.1553</text:p>
          </table:table-cell>
          <table:table-cell office:value-type="float" office:value="36.299199999999999" table:style-name="ce1">
            <text:p>36.2992</text:p>
          </table:table-cell>
          <table:table-cell office:value-type="float" office:value="26.3551" table:style-name="ce1">
            <text:p>26.3551</text:p>
          </table:table-cell>
          <table:table-cell office:value-type="float" office:value="12.1416" table:style-name="ce1">
            <text:p>12.141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return_on_assets</text:p>
          </table:table-cell>
          <table:table-cell office:value-type="float" office:value="8.5274999999999999" table:style-name="ce1">
            <text:p>8.5275</text:p>
          </table:table-cell>
          <table:table-cell office:value-type="float" office:value="6.4757999999999996" table:style-name="ce1">
            <text:p>6.4758</text:p>
          </table:table-cell>
          <table:table-cell office:value-type="float" office:value="2.5518000000000001" table:style-name="ce1">
            <text:p>2.5518</text:p>
          </table:table-cell>
          <table:table-cell office:value-type="float" office:value="9.9255999999999993" table:style-name="ce1">
            <text:p>9.9256</text:p>
          </table:table-cell>
          <table:table-cell office:value-type="float" office:value="-7.5342000000000002" table:style-name="ce1">
            <text:p>-7.5342</text:p>
          </table:table-cell>
          <table:table-cell office:value-type="float" office:value="-3.1052" table:style-name="ce1">
            <text:p>-3.1052</text:p>
          </table:table-cell>
          <table:table-cell office:value-type="float" office:value="6.6799999999999998E-2" table:style-name="ce1">
            <text:p>0.0668</text:p>
          </table:table-cell>
          <table:table-cell office:value-type="float" office:value="24.927700000000002" table:style-name="ce1">
            <text:p>24.9277</text:p>
          </table:table-cell>
          <table:table-cell office:value-type="float" office:value="23.026399999999999" table:style-name="ce1">
            <text:p>23.0264</text:p>
          </table:table-cell>
          <table:table-cell office:value-type="float" office:value="11.510999999999999" table:style-name="ce1">
            <text:p>11.511</text:p>
          </table:table-cell>
          <table:table-cell office:value-type="float" office:value="-24.402699999999999" table:style-name="ce1">
            <text:p>-24.4027</text:p>
          </table:table-cell>
          <table:table-cell table:number-columns-repeated="1637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Thabang Ndhlovu</meta:initial-creator>
    <dc:creator>Thabang Ndhlovu</dc:creator>
    <meta:creation-date>2024-08-28T09:48:17Z</meta:creation-date>
    <dc:date>2024-08-28T09:52:39Z</dc:date>
  </office:meta>
</office:document-meta>
</file>